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8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16.74mm"/>
    </style:style>
    <style:style style:name="co4" style:family="table-column">
      <style:table-column-properties fo:break-before="auto" style:column-width="27.45mm"/>
    </style:style>
    <style:style style:name="co5" style:family="table-column">
      <style:table-column-properties fo:break-before="auto" style:column-width="61.21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2.7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olu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Normal_20_3">
      <style:table-cell-properties style:rotation-align="none"/>
    </style:style>
    <style:style style:name="ce2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</style:style>
    <style:style style:name="ce10" style:family="table-cell" style:parent-style-name="Normal_20_2">
      <style:table-cell-properties style:rotation-align="none"/>
    </style:style>
    <style:style style:name="ce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3.02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2" style:data-style-name="N0">
      <style:table-cell-properties fo:background-color="#fcf30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3.02mm" style:writing-mode="page"/>
    </style:style>
    <style:style style:name="ce22" style:family="table-cell" style:parent-style-name="Normal_20_2" style:data-style-name="N0">
      <style:table-cell-properties fo:background-color="#fcf30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Normal_20_2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4" style:family="table-cell" style:parent-style-name="Normal_20_2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Normal_20_2" style:data-style-name="N0">
      <style:table-cell-properties style:rotation-align="none"/>
    </style:style>
    <style:style style:name="ce26" style:family="table-cell" style:parent-style-name="Normal_20_2" style:data-style-name="N1">
      <style:table-cell-properties fo:background-color="#fcf30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Normal_20_2" style:data-style-name="N122">
      <style:table-cell-properties fo:background-color="#fcf30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Normal_20_2" style:data-style-name="N121">
      <style:table-cell-properties fo:background-color="#fcf30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Normal_20_2" style:data-style-name="N2">
      <style:table-cell-properties fo:background-color="#fcf30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33% 58%" style:text-outline="false" fo:font-style="normal" style:text-line-through-type="none" style:text-underline-style="none" style:text-underline-color="font-color" fo:font-weight="bold" fo:font-size="10pt" fo:text-shadow="none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76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nter your name and student number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(note pay particular attention to your student number as this is used to generate solutions for marking your values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Enter your results in the yellow cells provided in the "solutions" tab.  <text:span text:style-name="T1">Do not move</text:span><text:span text:style-name="T2"> the location of any of the yellow cells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Use <text:span text:style-name="T1">exact</text:span><text:span text:style-name="T2"> values where possible in calculation, and enter exact values in cells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t is recommended to use Microsoft Excel (or some other spreadsheet software) to process the calculation component of the result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Results are marked correct if within 5% tolerance of exact answe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bmit solutions online using Canvas - file is uploaded where this template file was downloaded fr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ach time a submission is uploaded this is an "attempt". Each attempt should have 1 file: this spreadshe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ultiple submission attempts are possible, but only the LAST submission attempt is mark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ail or hard copy submission will not be accept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tions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24"/>
        <table:table-column table:style-name="co6" table:default-cell-style-name="ce7"/>
        <table:table-column table:style-name="co7" table:number-columns-repeated="1020" table:default-cell-style-name="ce7"/>
        <table:table-row table:style-name="ro1">
          <table:table-cell/>
          <table:table-cell office:value-type="string" calcext:value-type="string">
            <text:p>name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8"/>
          <table:table-cell table:style-name="ce15" office:value-type="string" calcext:value-type="string">
            <text:p>student #</text:p>
          </table:table-cell>
          <table:table-cell table:style-name="ce22"/>
          <table:table-cell table:style-name="ce30" table:formula="of:=IF(OR(ISNUMBER([.C2]);ISBLANK([.C2]));&quot;&quot;;&quot;enter a numeric value only&quot;)">
            <text:p/>
          </table:table-cell>
          <table:table-cell table:style-name="ce8" table:number-columns-repeated="1020"/>
        </table:table-row>
        <table:table-row table:style-name="ro1">
          <table:table-cell table:style-name="ce8"/>
          <table:table-cell/>
          <table:table-cell table:style-name="ce23"/>
          <table:table-cell table:style-name="ce30"/>
          <table:table-cell table:style-name="ce8" table:number-columns-repeated="1020"/>
        </table:table-row>
        <table:table-row table:style-name="ro1">
          <table:table-cell table:style-name="ce9" office:value-type="string" calcext:value-type="string">
            <text:p>Refer to the assignment for more detailed</text:p>
          </table:table-cell>
          <table:table-cell table:number-columns-repeated="2"/>
          <table:table-cell table:style-name="ce30"/>
          <table:table-cell table:style-name="ce8" table:number-columns-repeated="1020"/>
        </table:table-row>
        <table:table-row table:style-name="ro1">
          <table:table-cell table:style-name="ce9" office:value-type="string" calcext:value-type="string">
            <text:p>description of the parameters to be entered</text:p>
          </table:table-cell>
          <table:table-cell table:style-name="ce10"/>
          <table:table-cell table:style-name="ce25"/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25"/>
          <table:table-cell table:number-columns-repeated="2"/>
          <table:table-cell table:style-name="ce10" table:number-columns-repeated="1019"/>
        </table:table-row>
        <table:table-row table:style-name="ro1">
          <table:table-cell table:style-name="ce10" table:number-columns-repeated="2"/>
          <table:table-cell table:style-name="ce25"/>
          <table:table-cell table:number-columns-repeated="2"/>
          <table:table-cell table:style-name="ce10" table:number-columns-repeated="10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Question 1 (40%)</text:p>
          </table:table-cell>
          <table:table-cell table:number-columns-repeated="3"/>
          <table:table-cell table:style-name="ce10" table:number-columns-repeated="1019"/>
        </table:table-row>
        <table:table-row table:style-name="ro1">
          <table:table-cell/>
          <table:table-cell table:style-name="ce17"/>
          <table:table-cell/>
          <table:table-cell table:style-name="ce8"/>
          <table:table-cell/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a)</text:p>
          </table:table-cell>
          <table:table-cell table:style-name="ce18" office:value-type="string" calcext:value-type="string">
            <text:p>Stiffener axial loads (lbf): <text:s/>Use positive for tension and negative for compression</text:p>
          </table:table-cell>
          <table:table-cell/>
          <table:table-cell table:style-name="ce8"/>
          <table:table-cell/>
          <table:table-cell table:style-name="ce10" table:number-columns-repeated="1019"/>
        </table:table-row>
        <table:table-row table:style-name="ro1">
          <table:table-cell table:style-name="ce11"/>
          <table:table-cell table:style-name="ce18" office:value-type="string" calcext:value-type="string">
            <text:p>Segment (Seg) and location (Loc), e.g. AB A is the force in stiffener segment AB at location A</text:p>
          </table:table-cell>
          <table:table-cell/>
          <table:table-cell table:style-name="ce8"/>
          <table:table-cell/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Seg</text:p>
          </table:table-cell>
          <table:table-cell table:style-name="ce11" office:value-type="string" calcext:value-type="string">
            <text:p>Loc</text:p>
          </table:table-cell>
          <table:table-cell/>
          <table:table-cell table:style-name="ce8"/>
          <table:table-cell/>
          <table:table-cell table:style-name="ce10" table:number-columns-repeated="1019"/>
        </table:table-row>
        <table:table-row table:style-name="ro1">
          <table:table-cell table:style-name="ce12" office:value-type="string" calcext:value-type="string" table:number-columns-spanned="1" table:number-rows-spanned="2">
            <text:p>AB</text:p>
          </table:table-cell>
          <table:table-cell table:formula="of:=(MID([.A13];1;1))" office:value-type="string" office:string-value="A" calcext:value-type="string">
            <text:p>A</text:p>
          </table:table-cell>
          <table:table-cell table:style-name="ce22" office:value-type="float" office:value="5.94" calcext:value-type="float">
            <text:p>5.94</text:p>
          </table:table-cell>
          <table:table-cell table:style-name="ce30" table:formula="of:=IF(OR(ISNUMBER([.C13]);ISBLANK([.C13]));&quot;&quot;;&quot;enter a numeric value only&quot;)">
            <text:p/>
          </table:table-cell>
          <table:table-cell/>
          <table:table-cell table:style-name="ce10" table:number-columns-repeated="1019"/>
        </table:table-row>
        <table:table-row table:style-name="ro1">
          <table:covered-table-cell table:style-name="ce13"/>
          <table:table-cell table:formula="of:=(MID([.A13];2;2))" office:value-type="string" office:string-value="B" calcext:value-type="string">
            <text:p>B</text:p>
          </table:table-cell>
          <table:table-cell table:style-name="ce22" office:value-type="float" office:value="4.95" calcext:value-type="float">
            <text:p>4.95</text:p>
          </table:table-cell>
          <table:table-cell table:style-name="ce30" table:formula="of:=IF(OR(ISNUMBER([.C14]);ISBLANK([.C14]));&quot;&quot;;&quot;enter a numeric value only&quot;)">
            <text:p/>
          </table:table-cell>
          <table:table-cell/>
          <table:table-cell table:style-name="ce10" table:number-columns-repeated="1019"/>
        </table:table-row>
        <table:table-row table:style-name="ro1">
          <table:table-cell table:style-name="ce12" office:value-type="string" calcext:value-type="string" table:number-columns-spanned="1" table:number-rows-spanned="2">
            <text:p>BC</text:p>
          </table:table-cell>
          <table:table-cell table:formula="of:=(MID([.A15];1;1))" office:value-type="string" office:string-value="B" calcext:value-type="string">
            <text:p>B</text:p>
          </table:table-cell>
          <table:table-cell table:style-name="ce22" office:value-type="float" office:value="4.95" calcext:value-type="float">
            <text:p>4.95</text:p>
          </table:table-cell>
          <table:table-cell table:style-name="ce30" table:formula="of:=IF(OR(ISNUMBER([.C15]);ISBLANK([.C15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15];2;2))" office:value-type="string" office:string-value="C" calcext:value-type="string">
            <text:p>C</text:p>
          </table:table-cell>
          <table:table-cell table:style-name="ce22" office:value-type="float" office:value="4.9005" calcext:value-type="float">
            <text:p>4.9005</text:p>
          </table:table-cell>
          <table:table-cell table:style-name="ce30" table:formula="of:=IF(OR(ISNUMBER([.C16]);ISBLANK([.C1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AF</text:p>
          </table:table-cell>
          <table:table-cell table:formula="of:=(MID([.A17];1;1))" office:value-type="string" office:string-value="A" calcext:value-type="string">
            <text:p>A</text:p>
          </table:table-cell>
          <table:table-cell table:style-name="ce22" office:value-type="float" office:value="5.8806" calcext:value-type="float">
            <text:p>5.8806</text:p>
          </table:table-cell>
          <table:table-cell table:style-name="ce30" table:formula="of:=IF(OR(ISNUMBER([.C17]);ISBLANK([.C17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17];2;2))" office:value-type="string" office:string-value="F" calcext:value-type="string">
            <text:p>F</text:p>
          </table:table-cell>
          <table:table-cell table:style-name="ce22" office:value-type="float" office:value="3.9206" calcext:value-type="float">
            <text:p>3.9206</text:p>
          </table:table-cell>
          <table:table-cell table:style-name="ce30" table:formula="of:=IF(OR(ISNUMBER([.C18]);ISBLANK([.C18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BD</text:p>
          </table:table-cell>
          <table:table-cell table:formula="of:=(MID([.A19];1;1))" office:value-type="string" office:string-value="B" calcext:value-type="string">
            <text:p>B</text:p>
          </table:table-cell>
          <table:table-cell table:style-name="ce22" office:value-type="float" office:value="5.88" calcext:value-type="float">
            <text:p>5.88</text:p>
          </table:table-cell>
          <table:table-cell table:style-name="ce30" table:formula="of:=IF(OR(ISNUMBER([.C19]);ISBLANK([.C19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19];2;2))" office:value-type="string" office:string-value="D" calcext:value-type="string">
            <text:p>D</text:p>
          </table:table-cell>
          <table:table-cell table:style-name="ce22" office:value-type="float" office:value="2.305" calcext:value-type="float">
            <text:p>2.305</text:p>
          </table:table-cell>
          <table:table-cell table:style-name="ce30" table:formula="of:=IF(OR(ISNUMBER([.C20]);ISBLANK([.C2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CE</text:p>
          </table:table-cell>
          <table:table-cell table:formula="of:=(MID([.A21];1;1))" office:value-type="string" office:string-value="C" calcext:value-type="string">
            <text:p>C</text:p>
          </table:table-cell>
          <table:table-cell table:style-name="ce22" office:value-type="float" office:value="1.089" calcext:value-type="float">
            <text:p>1.089</text:p>
          </table:table-cell>
          <table:table-cell table:style-name="ce30" table:formula="of:=IF(OR(ISNUMBER([.C21]);ISBLANK([.C21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21];2;2))" office:value-type="string" office:string-value="E" calcext:value-type="string">
            <text:p>E</text:p>
          </table:table-cell>
          <table:table-cell table:style-name="ce22" office:value-type="float" office:value="-3.861" calcext:value-type="float">
            <text:p>-3.861</text:p>
          </table:table-cell>
          <table:table-cell table:style-name="ce30" table:formula="of:=IF(OR(ISNUMBER([.C22]);ISBLANK([.C22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DE</text:p>
          </table:table-cell>
          <table:table-cell table:formula="of:=(MID([.A23];1;1))" office:value-type="string" office:string-value="D" calcext:value-type="string">
            <text:p>D</text:p>
          </table:table-cell>
          <table:table-cell table:style-name="ce22" office:value-type="float" office:value="8.474" calcext:value-type="float">
            <text:p>8.474</text:p>
          </table:table-cell>
          <table:table-cell table:style-name="ce30" table:formula="of:=IF(OR(ISNUMBER([.C23]);ISBLANK([.C23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23];2;2))" office:value-type="string" office:string-value="E" calcext:value-type="string">
            <text:p>E</text:p>
          </table:table-cell>
          <table:table-cell table:style-name="ce22" office:value-type="float" office:value="7.63" calcext:value-type="float">
            <text:p>7.63</text:p>
          </table:table-cell>
          <table:table-cell table:style-name="ce30" table:formula="of:=IF(OR(ISNUMBER([.C24]);ISBLANK([.C24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DG</text:p>
          </table:table-cell>
          <table:table-cell table:formula="of:=(MID([.A25];1;1))" office:value-type="string" office:string-value="D" calcext:value-type="string">
            <text:p>D</text:p>
          </table:table-cell>
          <table:table-cell table:style-name="ce22" office:value-type="float" office:value="1.345" calcext:value-type="float">
            <text:p>1.345</text:p>
          </table:table-cell>
          <table:table-cell table:style-name="ce30" table:formula="of:=IF(OR(ISNUMBER([.C25]);ISBLANK([.C25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25];2;2))" office:value-type="string" office:string-value="G" calcext:value-type="string">
            <text:p>G</text:p>
          </table:table-cell>
          <table:table-cell table:style-name="ce22" office:value-type="float" office:value="9.622" calcext:value-type="float">
            <text:p>9.622</text:p>
          </table:table-cell>
          <table:table-cell table:style-name="ce30" table:formula="of:=IF(OR(ISNUMBER([.C26]);ISBLANK([.C2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EH</text:p>
          </table:table-cell>
          <table:table-cell table:formula="of:=(MID([.A27];1;1))" office:value-type="string" office:string-value="E" calcext:value-type="string">
            <text:p>E</text:p>
          </table:table-cell>
          <table:table-cell table:style-name="ce22" office:value-type="float" office:value="2.262" calcext:value-type="float">
            <text:p>2.262</text:p>
          </table:table-cell>
          <table:table-cell table:style-name="ce30" table:formula="of:=IF(OR(ISNUMBER([.C27]);ISBLANK([.C27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27];2;2))" office:value-type="string" office:string-value="H" calcext:value-type="string">
            <text:p>H</text:p>
          </table:table-cell>
          <table:table-cell table:style-name="ce22" office:value-type="float" office:value="1.262" calcext:value-type="float">
            <text:p>1.262</text:p>
          </table:table-cell>
          <table:table-cell table:style-name="ce30" table:formula="of:=IF(OR(ISNUMBER([.C28]);ISBLANK([.C28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FG</text:p>
          </table:table-cell>
          <table:table-cell table:formula="of:=(MID([.A29];1;1))" office:value-type="string" office:string-value="F" calcext:value-type="string">
            <text:p>F</text:p>
          </table:table-cell>
          <table:table-cell table:style-name="ce22" office:value-type="float" office:value="5.442" calcext:value-type="float">
            <text:p>5.442</text:p>
          </table:table-cell>
          <table:table-cell table:style-name="ce30" table:formula="of:=IF(OR(ISNUMBER([.C29]);ISBLANK([.C29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29];2;2))" office:value-type="string" office:string-value="G" calcext:value-type="string">
            <text:p>G</text:p>
          </table:table-cell>
          <table:table-cell table:style-name="ce22" office:value-type="float" office:value="3.699" calcext:value-type="float">
            <text:p>3.699</text:p>
          </table:table-cell>
          <table:table-cell table:style-name="ce30" table:formula="of:=IF(OR(ISNUMBER([.C30]);ISBLANK([.C3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GH</text:p>
          </table:table-cell>
          <table:table-cell table:formula="of:=(MID([.A31];1;1))" office:value-type="string" office:string-value="G" calcext:value-type="string">
            <text:p>G</text:p>
          </table:table-cell>
          <table:table-cell table:style-name="ce22" office:value-type="float" office:value="3.96" calcext:value-type="float">
            <text:p>3.96</text:p>
          </table:table-cell>
          <table:table-cell table:style-name="ce30" table:formula="of:=IF(OR(ISNUMBER([.C31]);ISBLANK([.C31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31];2;2))" office:value-type="string" office:string-value="H" calcext:value-type="string">
            <text:p>H</text:p>
          </table:table-cell>
          <table:table-cell table:style-name="ce22" office:value-type="float" office:value="6.22" calcext:value-type="float">
            <text:p>6.22</text:p>
          </table:table-cell>
          <table:table-cell table:style-name="ce30" table:formula="of:=IF(OR(ISNUMBER([.C32]);ISBLANK([.C32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7"/>
          <table:table-cell/>
          <table:table-cell table:style-name="ce8"/>
          <table:table-cell table:number-columns-repeated="1020"/>
        </table:table-row>
        <table:table-row table:style-name="ro1">
          <table:table-cell table:style-name="ce11"/>
          <table:table-cell table:style-name="ce18" office:value-type="string" calcext:value-type="string">
            <text:p>Shear flows (lbf/in). <text:s/>Only absolute values marked (signs ignored)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11"/>
          <table:table-cell table:style-name="ce18" office:value-type="string" calcext:value-type="string">
            <text:p>Panel and edge, e.g. ABGF AB is panel ABGF, edge AB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4">
            <text:p>ABGF</text:p>
          </table:table-cell>
          <table:table-cell table:formula="of:=(MID([.A36];1;2))" office:value-type="string" office:string-value="AB" calcext:value-type="string">
            <text:p>AB</text:p>
          </table:table-cell>
          <table:table-cell table:style-name="ce22" office:value-type="float" office:value="20.77" calcext:value-type="float">
            <text:p>20.77</text:p>
          </table:table-cell>
          <table:table-cell table:style-name="ce30" table:formula="of:=IF(OR(ISNUMBER([.C36]);ISBLANK([.C36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36];2;2))" office:value-type="string" office:string-value="BG" calcext:value-type="string">
            <text:p>BG</text:p>
          </table:table-cell>
          <table:table-cell table:style-name="ce22" office:value-type="float" office:value="16.45" calcext:value-type="float">
            <text:p>16.45</text:p>
          </table:table-cell>
          <table:table-cell table:style-name="ce30" table:formula="of:=IF(OR(ISNUMBER([.C37]);ISBLANK([.C37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4"/>
          <table:table-cell table:formula="of:=(MID([.A36];3;2))" office:value-type="string" office:string-value="GF" calcext:value-type="string">
            <text:p>GF</text:p>
          </table:table-cell>
          <table:table-cell table:style-name="ce22" office:value-type="float" office:value="28.95" calcext:value-type="float">
            <text:p>28.95</text:p>
          </table:table-cell>
          <table:table-cell table:style-name="ce30" table:formula="of:=IF(OR(ISNUMBER([.C38]);ISBLANK([.C38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4"/>
          <table:table-cell table:formula="of:=CONCATENATE((MID([.A36];4;1));(MID([.A36];1;1)))" office:value-type="string" office:string-value="FA" calcext:value-type="string">
            <text:p>FA</text:p>
          </table:table-cell>
          <table:table-cell table:style-name="ce22" office:value-type="float" office:value="20.88" calcext:value-type="float">
            <text:p>20.88</text:p>
          </table:table-cell>
          <table:table-cell table:style-name="ce30" table:formula="of:=IF(OR(ISNUMBER([.C39]);ISBLANK([.C39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4">
            <text:p>BCED</text:p>
          </table:table-cell>
          <table:table-cell table:formula="of:=(MID([.A40];1;2))" office:value-type="string" office:string-value="BC" calcext:value-type="string">
            <text:p>BC</text:p>
          </table:table-cell>
          <table:table-cell table:style-name="ce22" office:value-type="float" office:value="12.4" calcext:value-type="float">
            <text:p>12.4</text:p>
          </table:table-cell>
          <table:table-cell table:style-name="ce30" table:formula="of:=IF(OR(ISNUMBER([.C40]);ISBLANK([.C40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40];2;2))" office:value-type="string" office:string-value="CE" calcext:value-type="string">
            <text:p>CE</text:p>
          </table:table-cell>
          <table:table-cell table:style-name="ce22" office:value-type="float" office:value="5.3" calcext:value-type="float">
            <text:p>5.3</text:p>
          </table:table-cell>
          <table:table-cell table:style-name="ce30" table:formula="of:=IF(OR(ISNUMBER([.C41]);ISBLANK([.C41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4"/>
          <table:table-cell table:formula="of:=(MID([.A40];3;2))" office:value-type="string" office:string-value="ED" calcext:value-type="string">
            <text:p>ED</text:p>
          </table:table-cell>
          <table:table-cell table:style-name="ce22" office:value-type="float" office:value="5.4" calcext:value-type="float">
            <text:p>5.4</text:p>
          </table:table-cell>
          <table:table-cell table:style-name="ce30" table:formula="of:=IF(OR(ISNUMBER([.C42]);ISBLANK([.C42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4"/>
          <table:table-cell table:formula="of:=CONCATENATE((MID([.A40];4;1));(MID([.A40];1;1)))" office:value-type="string" office:string-value="DB" calcext:value-type="string">
            <text:p>DB</text:p>
          </table:table-cell>
          <table:table-cell table:style-name="ce22" office:value-type="float" office:value="20.45" calcext:value-type="float">
            <text:p>20.45</text:p>
          </table:table-cell>
          <table:table-cell table:style-name="ce30" table:formula="of:=IF(OR(ISNUMBER([.C43]);ISBLANK([.C43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4">
            <text:p>DEHG</text:p>
          </table:table-cell>
          <table:table-cell table:formula="of:=(MID([.A44];1;2))" office:value-type="string" office:string-value="DE" calcext:value-type="string">
            <text:p>DE</text:p>
          </table:table-cell>
          <table:table-cell table:style-name="ce22" office:value-type="float" office:value="-2.8" calcext:value-type="float">
            <text:p>-2.8</text:p>
          </table:table-cell>
          <table:table-cell table:style-name="ce30" table:formula="of:=IF(OR(ISNUMBER([.C44]);ISBLANK([.C44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(MID([.A44];2;2))" office:value-type="string" office:string-value="EH" calcext:value-type="string">
            <text:p>EH</text:p>
          </table:table-cell>
          <table:table-cell table:style-name="ce22" office:value-type="float" office:value="-1.6" calcext:value-type="float">
            <text:p>-1.6</text:p>
          </table:table-cell>
          <table:table-cell table:style-name="ce30" table:formula="of:=IF(OR(ISNUMBER([.C45]);ISBLANK([.C45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4"/>
          <table:table-cell table:formula="of:=(MID([.A44];3;2))" office:value-type="string" office:string-value="HG" calcext:value-type="string">
            <text:p>HG</text:p>
          </table:table-cell>
          <table:table-cell table:style-name="ce22" office:value-type="float" office:value="16.77" calcext:value-type="float">
            <text:p>16.77</text:p>
          </table:table-cell>
          <table:table-cell table:style-name="ce30" table:formula="of:=IF(OR(ISNUMBER([.C46]);ISBLANK([.C46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4"/>
          <table:table-cell table:formula="of:=CONCATENATE((MID([.A44];4;1));(MID([.A44];1;1)))" office:value-type="string" office:string-value="GD" calcext:value-type="string">
            <text:p>GD</text:p>
          </table:table-cell>
          <table:table-cell table:style-name="ce22" office:value-type="float" office:value="26.24" calcext:value-type="float">
            <text:p>26.24</text:p>
          </table:table-cell>
          <table:table-cell table:style-name="ce30" table:formula="of:=IF(OR(ISNUMBER([.C47]);ISBLANK([.C47]));&quot;&quot;;&quot;enter a numeric value only&quot;)">
            <text:p/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 calcext:value-type="string">
            <text:p>(b)</text:p>
          </table:table-cell>
          <table:table-cell table:style-name="ce18" office:value-type="string" calcext:value-type="string">
            <text:p>Stiffener areas (in<text:span text:style-name="T3">2</text:span><text:span text:style-name="T4">), for each segment</text:span>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12" table:number-columns-spanned="1" table:number-rows-spanned="2"/>
          <table:table-cell table:formula="of:=[.A13]" office:value-type="string" office:string-value="AB" calcext:value-type="string">
            <text:p>AB</text:p>
          </table:table-cell>
          <table:table-cell table:style-name="ce22" office:value-type="float" office:value="3.02" calcext:value-type="float">
            <text:p>3.02</text:p>
          </table:table-cell>
          <table:table-cell table:style-name="ce30" table:formula="of:=IF(OR(ISNUMBER([.C51]);ISBLANK([.C51]));&quot;&quot;;&quot;enter a numeric value only&quot;)">
            <text:p/>
          </table:table-cell>
          <table:table-cell table:number-columns-repeated="1020"/>
        </table:table-row>
        <table:table-row table:style-name="ro1">
          <table:covered-table-cell table:style-name="ce13"/>
          <table:table-cell table:formula="of:=[.A15]" office:value-type="string" office:string-value="BC" calcext:value-type="string">
            <text:p>BC</text:p>
          </table:table-cell>
          <table:table-cell table:style-name="ce22" office:value-type="float" office:value="2.5" calcext:value-type="float">
            <text:p>2.5</text:p>
          </table:table-cell>
          <table:table-cell table:style-name="ce30" table:formula="of:=IF(OR(ISNUMBER([.C52]);ISBLANK([.C52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17]" office:value-type="string" office:string-value="AF" calcext:value-type="string">
            <text:p>AF</text:p>
          </table:table-cell>
          <table:table-cell table:style-name="ce22" office:value-type="float" office:value="4.3" calcext:value-type="float">
            <text:p>4.3</text:p>
          </table:table-cell>
          <table:table-cell table:style-name="ce30" table:formula="of:=IF(OR(ISNUMBER([.C53]);ISBLANK([.C53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19]" office:value-type="string" office:string-value="BD" calcext:value-type="string">
            <text:p>BD</text:p>
          </table:table-cell>
          <table:table-cell table:style-name="ce22" office:value-type="float" office:value="4.04" calcext:value-type="float">
            <text:p>4.04</text:p>
          </table:table-cell>
          <table:table-cell table:style-name="ce30" table:formula="of:=IF(OR(ISNUMBER([.C54]);ISBLANK([.C54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21]" office:value-type="string" office:string-value="CE" calcext:value-type="string">
            <text:p>CE</text:p>
          </table:table-cell>
          <table:table-cell table:style-name="ce22" office:value-type="float" office:value="2.05" calcext:value-type="float">
            <text:p>2.05</text:p>
          </table:table-cell>
          <table:table-cell table:style-name="ce30" table:formula="of:=IF(OR(ISNUMBER([.C55]);ISBLANK([.C55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23]" office:value-type="string" office:string-value="DE" calcext:value-type="string">
            <text:p>DE</text:p>
          </table:table-cell>
          <table:table-cell table:style-name="ce22" office:value-type="float" office:value="4.7" calcext:value-type="float">
            <text:p>4.7</text:p>
          </table:table-cell>
          <table:table-cell table:style-name="ce30" table:formula="of:=IF(OR(ISNUMBER([.C56]);ISBLANK([.C5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25]" office:value-type="string" office:string-value="DG" calcext:value-type="string">
            <text:p>DG</text:p>
          </table:table-cell>
          <table:table-cell table:style-name="ce22" office:value-type="float" office:value="3.12" calcext:value-type="float">
            <text:p>3.12</text:p>
          </table:table-cell>
          <table:table-cell table:style-name="ce30" table:formula="of:=IF(OR(ISNUMBER([.C57]);ISBLANK([.C57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27]" office:value-type="string" office:string-value="EH" calcext:value-type="string">
            <text:p>EH</text:p>
          </table:table-cell>
          <table:table-cell table:style-name="ce22" office:value-type="float" office:value="1.16" calcext:value-type="float">
            <text:p>1.16</text:p>
          </table:table-cell>
          <table:table-cell table:style-name="ce30" table:formula="of:=IF(OR(ISNUMBER([.C58]);ISBLANK([.C58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29]" office:value-type="string" office:string-value="FG" calcext:value-type="string">
            <text:p>FG</text:p>
          </table:table-cell>
          <table:table-cell table:style-name="ce22" office:value-type="float" office:value="3.56" calcext:value-type="float">
            <text:p>3.56</text:p>
          </table:table-cell>
          <table:table-cell table:style-name="ce30" table:formula="of:=IF(OR(ISNUMBER([.C59]);ISBLANK([.C59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31]" office:value-type="string" office:string-value="GH" calcext:value-type="string">
            <text:p>GH</text:p>
          </table:table-cell>
          <table:table-cell table:style-name="ce22" office:value-type="float" office:value="4.12" calcext:value-type="float">
            <text:p>4.12</text:p>
          </table:table-cell>
          <table:table-cell table:style-name="ce30" table:formula="of:=IF(OR(ISNUMBER([.C60]);ISBLANK([.C6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Shear panel thicknesses (in) for each panel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formula="of:=[.A36]" office:value-type="string" office:string-value="ABGF" calcext:value-type="string">
            <text:p>ABGF</text:p>
          </table:table-cell>
          <table:table-cell table:style-name="ce22" office:value-type="float" office:value="12.56" calcext:value-type="float">
            <text:p>12.56</text:p>
          </table:table-cell>
          <table:table-cell table:style-name="ce30" table:formula="of:=IF(OR(ISNUMBER([.C63]);ISBLANK([.C63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40]" office:value-type="string" office:string-value="BCED" calcext:value-type="string">
            <text:p>BCED</text:p>
          </table:table-cell>
          <table:table-cell table:style-name="ce22" office:value-type="float" office:value="13.54" calcext:value-type="float">
            <text:p>13.54</text:p>
          </table:table-cell>
          <table:table-cell table:style-name="ce30" table:formula="of:=IF(OR(ISNUMBER([.C64]);ISBLANK([.C64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formula="of:=[.A44]" office:value-type="string" office:string-value="DEHG" calcext:value-type="string">
            <text:p>DEHG</text:p>
          </table:table-cell>
          <table:table-cell table:style-name="ce22" office:value-type="float" office:value="8.905" calcext:value-type="float">
            <text:p>8.905</text:p>
          </table:table-cell>
          <table:table-cell table:style-name="ce30" table:formula="of:=IF(OR(ISNUMBER([.C65]);ISBLANK([.C65]));&quot;&quot;;&quot;enter a numeric value only&quot;)">
            <text:p/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Question 2 (60%)</text:p>
          </table:table-cell>
          <table:table-cell table:number-columns-repeated="1022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11" office:value-type="string" calcext:value-type="string">
            <text:p>a)</text:p>
          </table:table-cell>
          <table:table-cell table:style-name="ce18" office:value-type="string" calcext:value-type="string">
            <text:p>Shear flows (N/mm). <text:s/>Only absolute values marked (signs ignored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18" office:value-type="string" calcext:value-type="string">
            <text:p>Panel, e.g. 1-2 is the panel between stiffeners 1 and 2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1-2</text:p>
          </table:table-cell>
          <table:table-cell table:style-name="ce26" office:value-type="float" office:value="1.3" calcext:value-type="float">
            <text:p>1</text:p>
          </table:table-cell>
          <table:table-cell table:style-name="ce30" table:formula="of:=IF(OR(ISNUMBER([.C72]);ISBLANK([.C72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1-3</text:p>
          </table:table-cell>
          <table:table-cell table:style-name="ce26" office:value-type="float" office:value="2.75" calcext:value-type="float">
            <text:p>3</text:p>
          </table:table-cell>
          <table:table-cell table:style-name="ce30" table:formula="of:=IF(OR(ISNUMBER([.C73]);ISBLANK([.C73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20" office:value-type="string" calcext:value-type="string">
            <text:p>3-1 curved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IF(OR(ISNUMBER([.C74]);ISBLANK([.C74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3-4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formula="of:=IF(OR(ISNUMBER([.C75]);ISBLANK([.C75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2-5</text:p>
          </table:table-cell>
          <table:table-cell table:style-name="ce26" office:value-type="float" office:value="4" calcext:value-type="float">
            <text:p>4</text:p>
          </table:table-cell>
          <table:table-cell table:style-name="ce30" table:formula="of:=IF(OR(ISNUMBER([.C76]);ISBLANK([.C7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2-4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formula="of:=IF(OR(ISNUMBER([.C77]);ISBLANK([.C77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5-4</text:p>
          </table:table-cell>
          <table:table-cell table:style-name="ce26" office:value-type="float" office:value="4" calcext:value-type="float">
            <text:p>4</text:p>
          </table:table-cell>
          <table:table-cell table:style-name="ce30" table:formula="of:=IF(OR(ISNUMBER([.C78]);ISBLANK([.C78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30"/>
          <table:table-cell table:number-columns-repeated="1020"/>
        </table:table-row>
        <table:table-row table:style-name="ro1">
          <table:table-cell table:style-name="ce11"/>
          <table:table-cell table:style-name="ce18" office:value-type="string" calcext:value-type="string">
            <text:p>Criitical margin of safety (MoS)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11"/>
          <table:table-cell office:value-type="string" calcext:value-type="string">
            <text:p>MoS</text:p>
          </table:table-cell>
          <table:table-cell table:style-name="ce27" office:value-type="float" office:value="0.94" calcext:value-type="float">
            <text:p>0.940</text:p>
          </table:table-cell>
          <table:table-cell table:style-name="ce30" table:formula="of:=IF(OR(ISNUMBER([.C81]);ISBLANK([.C81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b)</text:p>
          </table:table-cell>
          <table:table-cell table:style-name="ce18" office:value-type="string" calcext:value-type="string">
            <text:p>Resized panel thicknesses (mm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18" office:value-type="string" calcext:value-type="string">
            <text:p>Panel, e.g. 1-2 is the panel between stiffeners 1 and 2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1-2</text:p>
          </table:table-cell>
          <table:table-cell table:style-name="ce28" office:value-type="float" office:value="1" calcext:value-type="float">
            <text:p>1.0000</text:p>
          </table:table-cell>
          <table:table-cell table:style-name="ce30" table:formula="of:=IF(OR(ISNUMBER([.C85]);ISBLANK([.C85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1-3</text:p>
          </table:table-cell>
          <table:table-cell table:style-name="ce28" office:value-type="float" office:value="2" calcext:value-type="float">
            <text:p>2.0000</text:p>
          </table:table-cell>
          <table:table-cell table:style-name="ce30" table:formula="of:=IF(OR(ISNUMBER([.C86]);ISBLANK([.C8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20" office:value-type="string" calcext:value-type="string">
            <text:p>3-1 curved</text:p>
          </table:table-cell>
          <table:table-cell table:style-name="ce28" office:value-type="float" office:value="2" calcext:value-type="float">
            <text:p>2.0000</text:p>
          </table:table-cell>
          <table:table-cell table:style-name="ce30" table:formula="of:=IF(OR(ISNUMBER([.C87]);ISBLANK([.C87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3-4</text:p>
          </table:table-cell>
          <table:table-cell table:style-name="ce28" office:value-type="float" office:value="3" calcext:value-type="float">
            <text:p>3.0000</text:p>
          </table:table-cell>
          <table:table-cell table:style-name="ce30" table:formula="of:=IF(OR(ISNUMBER([.C88]);ISBLANK([.C88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2-5</text:p>
          </table:table-cell>
          <table:table-cell table:style-name="ce28" office:value-type="float" office:value="3" calcext:value-type="float">
            <text:p>3.0000</text:p>
          </table:table-cell>
          <table:table-cell table:style-name="ce30" table:formula="of:=IF(OR(ISNUMBER([.C89]);ISBLANK([.C89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2-4</text:p>
          </table:table-cell>
          <table:table-cell table:style-name="ce28" office:value-type="float" office:value="3" calcext:value-type="float">
            <text:p>3.0000</text:p>
          </table:table-cell>
          <table:table-cell table:style-name="ce30" table:formula="of:=IF(OR(ISNUMBER([.C90]);ISBLANK([.C9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style-name="ce19" office:value-type="string" calcext:value-type="string">
            <text:p>5-4</text:p>
          </table:table-cell>
          <table:table-cell table:style-name="ce28" office:value-type="float" office:value="4" calcext:value-type="float">
            <text:p>4.0000</text:p>
          </table:table-cell>
          <table:table-cell table:style-name="ce30" table:formula="of:=IF(OR(ISNUMBER([.C91]);ISBLANK([.C91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Question 2a consequential marks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rovide intermediate results to assist with awarding consequential marks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Maximum of marks from either final values or consequential marks taken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anel, e.g. 1-2 is the panel between stiffeners 1 and 2, with positive direction from 1-2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18"/>
          <table:table-cell table:style-name="ce7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"basic" Shear flows (N/mm), qb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1-2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00]);ISBLANK([.C10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1-3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IF(OR(ISNUMBER([.C101]);ISBLANK([.C101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3-1 curved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02]);ISBLANK([.C102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3-4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IF(OR(ISNUMBER([.C103]);ISBLANK([.C103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2-5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formula="of:=IF(OR(ISNUMBER([.C104]);ISBLANK([.C104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2-4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IF(OR(ISNUMBER([.C105]);ISBLANK([.C105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5-4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formula="of:=IF(OR(ISNUMBER([.C106]);ISBLANK([.C10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matrix terms A, B and x that could be used to solve for unknowns x using [A]{x} = [B], with qc positive clockwise and qb positive as stated above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A1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09]);ISBLANK([.C109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12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formula="of:=IF(OR(ISNUMBER([.C110]);ISBLANK([.C11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13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11]);ISBLANK([.C111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14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formula="of:=IF(OR(ISNUMBER([.C112]);ISBLANK([.C112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21</text:p>
          </table:table-cell>
          <table:table-cell table:style-name="ce26" office:value-type="float" office:value="4" calcext:value-type="float">
            <text:p>4</text:p>
          </table:table-cell>
          <table:table-cell table:style-name="ce30" table:formula="of:=IF(OR(ISNUMBER([.C113]);ISBLANK([.C113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22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formula="of:=IF(OR(ISNUMBER([.C114]);ISBLANK([.C114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23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formula="of:=IF(OR(ISNUMBER([.C115]);ISBLANK([.C115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24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formula="of:=IF(OR(ISNUMBER([.C116]);ISBLANK([.C11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31</text:p>
          </table:table-cell>
          <table:table-cell table:style-name="ce26" office:value-type="float" office:value="4" calcext:value-type="float">
            <text:p>4</text:p>
          </table:table-cell>
          <table:table-cell table:style-name="ce30" table:formula="of:=IF(OR(ISNUMBER([.C117]);ISBLANK([.C117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32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formula="of:=IF(OR(ISNUMBER([.C118]);ISBLANK([.C118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33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19]);ISBLANK([.C119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34</text:p>
          </table:table-cell>
          <table:table-cell table:style-name="ce26" office:value-type="float" office:value="4" calcext:value-type="float">
            <text:p>4</text:p>
          </table:table-cell>
          <table:table-cell table:style-name="ce30" table:formula="of:=IF(OR(ISNUMBER([.C120]);ISBLANK([.C12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41</text:p>
          </table:table-cell>
          <table:table-cell table:style-name="ce26" office:value-type="float" office:value="7" calcext:value-type="float">
            <text:p>7</text:p>
          </table:table-cell>
          <table:table-cell table:style-name="ce30" table:formula="of:=IF(OR(ISNUMBER([.C121]);ISBLANK([.C121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42</text:p>
          </table:table-cell>
          <table:table-cell table:style-name="ce26" office:value-type="float" office:value="9" calcext:value-type="float">
            <text:p>9</text:p>
          </table:table-cell>
          <table:table-cell table:style-name="ce30" table:formula="of:=IF(OR(ISNUMBER([.C122]);ISBLANK([.C122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43</text:p>
          </table:table-cell>
          <table:table-cell table:style-name="ce26" office:value-type="float" office:value="7" calcext:value-type="float">
            <text:p>7</text:p>
          </table:table-cell>
          <table:table-cell table:style-name="ce30" table:formula="of:=IF(OR(ISNUMBER([.C123]);ISBLANK([.C123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44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24]);ISBLANK([.C124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B11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formula="of:=IF(OR(ISNUMBER([.C125]);ISBLANK([.C125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B21</text:p>
          </table:table-cell>
          <table:table-cell table:style-name="ce26" office:value-type="float" office:value="13" calcext:value-type="float">
            <text:p>13</text:p>
          </table:table-cell>
          <table:table-cell table:style-name="ce30" table:formula="of:=IF(OR(ISNUMBER([.C126]);ISBLANK([.C12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B31</text:p>
          </table:table-cell>
          <table:table-cell table:style-name="ce26" office:value-type="float" office:value="15" calcext:value-type="float">
            <text:p>15</text:p>
          </table:table-cell>
          <table:table-cell table:style-name="ce30" table:formula="of:=IF(OR(ISNUMBER([.C127]);ISBLANK([.C127]));&quot;&quot;;&quot;enter a numeric value only&quot;)">
            <text:p/>
          </table:table-cell>
          <table:table-cell table:number-columns-repeated="1020"/>
        </table:table-row>
        <table:table-row table:style-name="ro4">
          <table:table-cell/>
          <table:table-cell table:style-name="ce20" office:value-type="string" calcext:value-type="string">
            <text:p>B41</text:p>
          </table:table-cell>
          <table:table-cell table:style-name="ce26" office:value-type="float" office:value="16" calcext:value-type="float">
            <text:p>16</text:p>
          </table:table-cell>
          <table:table-cell table:style-name="ce30" table:formula="of:=IF(OR(ISNUMBER([.C128]);ISBLANK([.C128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1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29]);ISBLANK([.C129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2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30]);ISBLANK([.C13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31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IF(OR(ISNUMBER([.C131]);ISBLANK([.C131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41</text:p>
          </table:table-cell>
          <table:table-cell table:style-name="ce22" office:value-type="float" office:value="1" calcext:value-type="float">
            <text:p>1</text:p>
          </table:table-cell>
          <table:table-cell table:style-name="ce30" table:formula="of:=IF(OR(ISNUMBER([.C132]);ISBLANK([.C132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Margin of Safety (MoS) in shear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1-2</text:p>
          </table:table-cell>
          <table:table-cell table:style-name="ce29" office:value-type="float" office:value="2" calcext:value-type="float">
            <text:p>2.00</text:p>
          </table:table-cell>
          <table:table-cell table:style-name="ce30" table:formula="of:=IF(OR(ISNUMBER([.C135]);ISBLANK([.C135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1-3</text:p>
          </table:table-cell>
          <table:table-cell table:style-name="ce29" office:value-type="float" office:value="1" calcext:value-type="float">
            <text:p>1.00</text:p>
          </table:table-cell>
          <table:table-cell table:style-name="ce30" table:formula="of:=IF(OR(ISNUMBER([.C136]);ISBLANK([.C136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3-1 curved</text:p>
          </table:table-cell>
          <table:table-cell table:style-name="ce29" office:value-type="float" office:value="3" calcext:value-type="float">
            <text:p>3.00</text:p>
          </table:table-cell>
          <table:table-cell table:style-name="ce30" table:formula="of:=IF(OR(ISNUMBER([.C137]);ISBLANK([.C137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3-4</text:p>
          </table:table-cell>
          <table:table-cell table:style-name="ce29" office:value-type="float" office:value="4" calcext:value-type="float">
            <text:p>4.00</text:p>
          </table:table-cell>
          <table:table-cell table:style-name="ce30" table:formula="of:=IF(OR(ISNUMBER([.C138]);ISBLANK([.C138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2-5</text:p>
          </table:table-cell>
          <table:table-cell table:style-name="ce29" office:value-type="float" office:value="2" calcext:value-type="float">
            <text:p>2.00</text:p>
          </table:table-cell>
          <table:table-cell table:style-name="ce30" table:formula="of:=IF(OR(ISNUMBER([.C139]);ISBLANK([.C139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2-4</text:p>
          </table:table-cell>
          <table:table-cell table:style-name="ce29" office:value-type="float" office:value="3" calcext:value-type="float">
            <text:p>3.00</text:p>
          </table:table-cell>
          <table:table-cell table:style-name="ce30" table:formula="of:=IF(OR(ISNUMBER([.C140]);ISBLANK([.C140]));&quot;&quot;;&quot;enter a numeric value only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5-4</text:p>
          </table:table-cell>
          <table:table-cell table:style-name="ce29" office:value-type="float" office:value="4" calcext:value-type="float">
            <text:p>4.00</text:p>
          </table:table-cell>
          <table:table-cell table:style-name="ce30" table:formula="of:=IF(OR(ISNUMBER([.C141]);ISBLANK([.C141]));&quot;&quot;;&quot;enter a numeric value only&quot;)">
            <text:p/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xc" table:base-cell-address="$instructions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2.7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12.7mm" fo:margin-left="0mm" fo:margin-right="0mm" fo:margin-bottom="8.47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6.35mm" fo:margin-bottom="6.3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svg:height="0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eedc00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2" style:family="text">
      <style:text-properties fo:color="#eedc00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name-complex="Calibri1" style:font-size-complex="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>
        <text:p><text:span text:style-name="MT1">RMIT Classification: Trusted</text:span><text:span text:style-name="MT2">#</text:span></text:p>
      </style:header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>
        <text:p><text:span text:style-name="MT1">RMIT Classification: Trusted</text:span><text:span text:style-name="MT2">#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Orifici</meta:initial-creator>
    <meta:creation-date>2019-10-03T04:17:38</meta:creation-date>
    <dc:date>2021-06-06T12:54:34.330185411</dc:date>
    <meta:generator>LibreOffice/6.0.7.3$Linux_X86_64 LibreOffice_project/00m0$Build-3</meta:generator>
    <meta:editing-duration>PT3M36S</meta:editing-duration>
    <meta:editing-cycles>1</meta:editing-cycles>
    <meta:document-statistic meta:table-count="2" meta:cell-count="3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8c3d088b-6243-4963-a2e2-8b321ab7f8fc_ActionId" meta:value-type="string">b234c325-64a0-4a02-af09-0000dd203c88</meta:user-defined>
    <meta:user-defined meta:name="MSIP_Label_8c3d088b-6243-4963-a2e2-8b321ab7f8fc_ContentBits" meta:value-type="string">1</meta:user-defined>
    <meta:user-defined meta:name="MSIP_Label_8c3d088b-6243-4963-a2e2-8b321ab7f8fc_Enabled" meta:value-type="string">true</meta:user-defined>
    <meta:user-defined meta:name="MSIP_Label_8c3d088b-6243-4963-a2e2-8b321ab7f8fc_Method" meta:value-type="string">Standard</meta:user-defined>
    <meta:user-defined meta:name="MSIP_Label_8c3d088b-6243-4963-a2e2-8b321ab7f8fc_Name" meta:value-type="string">Trusted</meta:user-defined>
    <meta:user-defined meta:name="MSIP_Label_8c3d088b-6243-4963-a2e2-8b321ab7f8fc_SetDate" meta:value-type="string">2020-05-09T17:24:40Z</meta:user-defined>
    <meta:user-defined meta:name="MSIP_Label_8c3d088b-6243-4963-a2e2-8b321ab7f8fc_SiteId" meta:value-type="string">d1323671-cdbe-4417-b4d4-bdb24b51316b</meta:user-defined>
    <meta:user-defined meta:name="ScaleCrop" meta:value-type="boolean">false</meta:user-defined>
    <meta:user-defined meta:name="ShareDoc" meta:value-type="boolean">false</meta:user-defined>
  </office:meta>
</office:document-meta>
</file>